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P7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2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3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3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style:text-underline-style="solid" style:text-underline-width="auto" style:text-underline-color="font-color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aximum-nesting-depth-of-the-parentheses/" text:style-name="Internet_20_link" text:visited-style-name="Visited_20_Internet_20_Link"><text:span text:style-name="T1">1614. Maximum Nesting Depth of the Parentheses</text:span></text:a></text:p>
      <text:p text:style-name="P3">Easy</text:p>
      <text:p text:style-name="P3"/>
      <text:p text:style-name="P4"><text:span text:style-name="T1">A string is a </text:span><text:span text:style-name="Strong_20_Emphasis"><text:span text:style-name="T1">valid parentheses string</text:span></text:span><text:span text:style-name="T1"> (denoted </text:span><text:span text:style-name="Strong_20_Emphasis"><text:span text:style-name="T1">VPS</text:span></text:span><text:span text:style-name="T1">) if it meets one of the following:</text:span></text:p>
      <text:list xml:id="list3170214446" text:style-name="L1">
        <text:list-item>
          <text:p text:style-name="P5"><text:span text:style-name="T1">It is an empty string </text:span><text:span text:style-name="Source_20_Text"><text:span text:style-name="T2">""</text:span></text:span><text:span text:style-name="T1">, or a single character not equal to </text:span><text:span text:style-name="Source_20_Text"><text:span text:style-name="T2">"("</text:span></text:span><text:span text:style-name="T1"> or </text:span><text:span text:style-name="Source_20_Text"><text:span text:style-name="T2">")"</text:span></text:span><text:span text:style-name="T1">,</text:span></text:p>
        </text:list-item>
        <text:list-item>
          <text:p text:style-name="P5"><text:span text:style-name="T1">It can be written as </text:span><text:span text:style-name="Source_20_Text"><text:span text:style-name="T2">AB</text:span></text:span><text:span text:style-name="T1"> (</text:span><text:span text:style-name="Source_20_Text"><text:span text:style-name="T2">A</text:span></text:span><text:span text:style-name="T1"> concatenated with </text:span><text:span text:style-name="Source_20_Text"><text:span text:style-name="T2">B</text:span></text:span><text:span text:style-name="T1">), where </text:span><text:span text:style-name="Source_20_Text"><text:span text:style-name="T2">A</text:span></text:span><text:span text:style-name="T1"> and </text:span><text:span text:style-name="Source_20_Text"><text:span text:style-name="T2">B</text:span></text:span><text:span text:style-name="T1"> are </text:span><text:span text:style-name="Strong_20_Emphasis"><text:span text:style-name="T1">VPS</text:span></text:span><text:span text:style-name="T1">'s, or</text:span></text:p>
        </text:list-item>
        <text:list-item>
          <text:p text:style-name="P6"><text:span text:style-name="T1">It can be written as </text:span><text:span text:style-name="Source_20_Text"><text:span text:style-name="T2">(A)</text:span></text:span><text:span text:style-name="T1">, where </text:span><text:span text:style-name="Source_20_Text"><text:span text:style-name="T2">A</text:span></text:span><text:span text:style-name="T1"> is a </text:span><text:span text:style-name="Strong_20_Emphasis"><text:span text:style-name="T1">VPS</text:span></text:span><text:span text:style-name="T1">.</text:span></text:p>
        </text:list-item>
      </text:list>
      <text:p text:style-name="P4"><text:span text:style-name="T1">We can similarly define the </text:span><text:span text:style-name="Strong_20_Emphasis"><text:span text:style-name="T1">nesting depth</text:span></text:span><text:span text:style-name="T1"> </text:span><text:span text:style-name="Source_20_Text"><text:span text:style-name="T2">depth(S)</text:span></text:span><text:span text:style-name="T1"> of any VPS </text:span><text:span text:style-name="Source_20_Text"><text:span text:style-name="T2">S</text:span></text:span><text:span text:style-name="T1"> as follows:</text:span></text:p>
      <text:list xml:id="list1793327788" text:style-name="L2">
        <text:list-item>
          <text:p text:style-name="P7"><text:span text:style-name="Source_20_Text"><text:span text:style-name="T2">depth("") = 0</text:span></text:span></text:p>
        </text:list-item>
        <text:list-item>
          <text:p text:style-name="P7"><text:span text:style-name="Source_20_Text"><text:span text:style-name="T2">depth(C) = 0</text:span></text:span><text:span text:style-name="T1">, where </text:span><text:span text:style-name="Source_20_Text"><text:span text:style-name="T2">C</text:span></text:span><text:span text:style-name="T1"> is a string with a single character not equal to </text:span><text:span text:style-name="Source_20_Text"><text:span text:style-name="T2">"("</text:span></text:span><text:span text:style-name="T1"> or </text:span><text:span text:style-name="Source_20_Text"><text:span text:style-name="T2">")"</text:span></text:span><text:span text:style-name="T1">.</text:span></text:p>
        </text:list-item>
        <text:list-item>
          <text:p text:style-name="P7"><text:span text:style-name="Source_20_Text"><text:span text:style-name="T2">depth(A + B) = max(depth(A), depth(B))</text:span></text:span><text:span text:style-name="T1">, where </text:span><text:span text:style-name="Source_20_Text"><text:span text:style-name="T2">A</text:span></text:span><text:span text:style-name="T1"> and </text:span><text:span text:style-name="Source_20_Text"><text:span text:style-name="T2">B</text:span></text:span><text:span text:style-name="T1"> are </text:span><text:span text:style-name="Strong_20_Emphasis"><text:span text:style-name="T1">VPS</text:span></text:span><text:span text:style-name="T1">'s.</text:span></text:p>
        </text:list-item>
        <text:list-item>
          <text:p text:style-name="P8"><text:span text:style-name="Source_20_Text"><text:span text:style-name="T2">depth("(" + A + ")") = 1 + depth(A)</text:span></text:span><text:span text:style-name="T1">, where </text:span><text:span text:style-name="Source_20_Text"><text:span text:style-name="T2">A</text:span></text:span><text:span text:style-name="T1"> is a </text:span><text:span text:style-name="Strong_20_Emphasis"><text:span text:style-name="T1">VPS</text:span></text:span><text:span text:style-name="T1">.</text:span></text:p>
        </text:list-item>
      </text:list>
      <text:p text:style-name="P4"><text:span text:style-name="T1">For example, </text:span><text:span text:style-name="Source_20_Text"><text:span text:style-name="T2">""</text:span></text:span><text:span text:style-name="T1">, </text:span><text:span text:style-name="Source_20_Text"><text:span text:style-name="T2">"()()"</text:span></text:span><text:span text:style-name="T1">, and </text:span><text:span text:style-name="Source_20_Text"><text:span text:style-name="T2">"()(()())"</text:span></text:span><text:span text:style-name="T1"> are </text:span><text:span text:style-name="Strong_20_Emphasis"><text:span text:style-name="T1">VPS</text:span></text:span><text:span text:style-name="T1">'s (with nesting depths 0, 1, and 2), and </text:span><text:span text:style-name="Source_20_Text"><text:span text:style-name="T2">")("</text:span></text:span><text:span text:style-name="T1"> and </text:span><text:span text:style-name="Source_20_Text"><text:span text:style-name="T2">"(()"</text:span></text:span><text:span text:style-name="T1"> are not </text:span><text:span text:style-name="Strong_20_Emphasis"><text:span text:style-name="T1">VPS</text:span></text:span><text:span text:style-name="T1">'s.</text:span></text:p>
      <text:p text:style-name="P4"><text:span text:style-name="T1">Given a </text:span><text:span text:style-name="Strong_20_Emphasis"><text:span text:style-name="T1">VPS</text:span></text:span><text:span text:style-name="T1"> represented as string </text:span><text:span text:style-name="Source_20_Text"><text:span text:style-name="T2">s</text:span></text:span><text:span text:style-name="T1">, return </text:span><text:span text:style-name="Emphasis"><text:span text:style-name="T1">the </text:span></text:span><text:span text:style-name="Emphasis"><text:span text:style-name="Strong_20_Emphasis"><text:span text:style-name="T1">nesting depth</text:span></text:span></text:span><text:span text:style-name="Emphasis"><text:span text:style-name="T1"> of </text:span></text:span><text:span text:style-name="Source_20_Text"><text:span text:style-name="T2">s</text:span></text:span><text:span text:style-name="T1">.</text:span></text:p>
      <text:p text:style-name="P9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(1+(2*3)+((</text:span><text:span text:style-name="T3">8</text:span><text:span text:style-name="T1">)/4))+1"</text:span></text:p>
      <text:p text:style-name="P2"><text:span text:style-name="Strong_20_Emphasis"><text:span text:style-name="T1">Output:</text:span></text:span><text:span text:style-name="T1"> 3</text:span></text:p>
      <text:p text:style-name="P1"><text:span text:style-name="Strong_20_Emphasis"><text:span text:style-name="T1">Explanation:</text:span></text:span><text:span text:style-name="T1"> Digit 8 is inside of 3 nested parentheses in the string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(1)+((2))+(((</text:span><text:span text:style-name="T3">3</text:span><text:span text:style-name="T1">)))"</text:span></text:p>
      <text:p text:style-name="P1"><text:span text:style-name="Strong_20_Emphasis"><text:span text:style-name="T1">Output:</text:span></text:span><text:span text:style-name="T1"> 3</text:span></text:p>
      <text:p text:style-name="P9"> </text:p>
      <text:p text:style-name="P4"><text:span text:style-name="Strong_20_Emphasis"><text:span text:style-name="T1">Constraints:</text:span></text:span></text:p>
      <text:list xml:id="list1664634933" text:style-name="L3">
        <text:list-item>
          <text:p text:style-name="P10"><text:span text:style-name="Source_20_Text"><text:span text:style-name="T2">1 &lt;= s.length &lt;= 100</text:span></text:span></text:p>
        </text:list-item>
        <text:list-item>
          <text:p text:style-name="P10"><text:span text:style-name="Source_20_Text"><text:span text:style-name="T2">s</text:span></text:span><text:span text:style-name="T1"> consists of digits </text:span><text:span text:style-name="Source_20_Text"><text:span text:style-name="T2">0-9</text:span></text:span><text:span text:style-name="T1"> and characters </text:span><text:span text:style-name="Source_20_Text"><text:span text:style-name="T2">'+'</text:span></text:span><text:span text:style-name="T1">, </text:span><text:span text:style-name="Source_20_Text"><text:span text:style-name="T2">'-'</text:span></text:span><text:span text:style-name="T1">, </text:span><text:span text:style-name="Source_20_Text"><text:span text:style-name="T2">'*'</text:span></text:span><text:span text:style-name="T1">, </text:span><text:span text:style-name="Source_20_Text"><text:span text:style-name="T2">'/'</text:span></text:span><text:span text:style-name="T1">, </text:span><text:span text:style-name="Source_20_Text"><text:span text:style-name="T2">'('</text:span></text:span><text:span text:style-name="T1">, and </text:span><text:span text:style-name="Source_20_Text"><text:span text:style-name="T2">')'</text:span></text:span><text:span text:style-name="T1">.</text:span></text:p>
        </text:list-item>
        <text:list-item>
          <text:p text:style-name="P11"><text:span text:style-name="T1">It is guaranteed that parentheses expression </text:span><text:span text:style-name="Source_20_Text"><text:span text:style-name="T2">s</text:span></text:span><text:span text:style-name="T1"> is a </text:span><text:span text:style-name="Strong_20_Emphasis"><text:span text:style-name="T1">VPS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4T11:00:30.777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6" meta:word-count="232" meta:character-count="1142" meta:non-whitespace-character-count="942"/>
  </office:meta>
</office:document-meta>
</file>